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nuthElement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Element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Element.KnuthElement( int w , Position pos , boolean bA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nuthElement.get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Element.isUnresolve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Element.get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Element.isAuxili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